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rsid="000795ce" officeooo:paragraph-rsid="000795ce"/>
    </style:style>
    <style:style style:name="P3" style:family="paragraph" style:parent-style-name="Standard">
      <style:paragraph-properties fo:text-align="start" style:justify-single-word="false"/>
      <style:text-properties officeooo:rsid="00080bcd"/>
    </style:style>
    <style:style style:name="P4" style:family="paragraph" style:parent-style-name="Standard">
      <style:paragraph-properties fo:text-align="start" style:justify-single-word="false"/>
      <style:text-properties officeooo:rsid="00080bcd" officeooo:paragraph-rsid="00080bcd"/>
    </style:style>
    <style:style style:name="P5" style:family="paragraph" style:parent-style-name="Standard">
      <style:paragraph-properties fo:text-align="start" style:justify-single-word="false"/>
      <style:text-properties officeooo:rsid="0008e0e1" officeooo:paragraph-rsid="0008e0e1"/>
    </style:style>
    <style:style style:name="P6" style:family="paragraph" style:parent-style-name="Standard">
      <style:paragraph-properties fo:text-align="start" style:justify-single-word="false"/>
      <style:text-properties officeooo:rsid="0009e792" officeooo:paragraph-rsid="0009e792"/>
    </style:style>
    <style:style style:name="P7" style:family="paragraph" style:parent-style-name="Standard">
      <style:paragraph-properties fo:text-align="start" style:justify-single-word="false"/>
      <style:text-properties officeooo:rsid="0009e792" officeooo:paragraph-rsid="0012065c"/>
    </style:style>
    <style:style style:name="P8" style:family="paragraph" style:parent-style-name="Standard">
      <style:text-properties fo:color="#800000" officeooo:rsid="00080bcd" officeooo:paragraph-rsid="00080bcd" fo:background-color="#ffff00"/>
    </style:style>
    <style:style style:name="P9" style:family="paragraph" style:parent-style-name="Standard">
      <style:paragraph-properties fo:text-align="start" style:justify-single-word="false"/>
      <style:text-properties officeooo:rsid="000bdac7" officeooo:paragraph-rsid="000bdac7"/>
    </style:style>
    <style:style style:name="P10" style:family="paragraph" style:parent-style-name="Standard">
      <style:paragraph-properties fo:text-align="start" style:justify-single-word="false"/>
      <style:text-properties officeooo:rsid="000d16a8" officeooo:paragraph-rsid="000d16a8"/>
    </style:style>
    <style:style style:name="P11" style:family="paragraph" style:parent-style-name="Standard">
      <style:paragraph-properties fo:text-align="start" style:justify-single-word="false"/>
      <style:text-properties officeooo:rsid="000d16a8" officeooo:paragraph-rsid="000da6f5"/>
    </style:style>
    <style:style style:name="P12" style:family="paragraph" style:parent-style-name="Standard">
      <style:paragraph-properties fo:text-align="start" style:justify-single-word="false"/>
      <style:text-properties officeooo:rsid="00162b8a" officeooo:paragraph-rsid="00162b8a"/>
    </style:style>
    <style:style style:name="P13" style:family="paragraph" style:parent-style-name="Standard">
      <style:text-properties style:font-name="TimesNewRomanPSMT" fo:font-size="12pt" officeooo:rsid="000795ce" officeooo:paragraph-rsid="000795ce" style:font-size-asian="12pt"/>
    </style:style>
    <style:style style:name="P14" style:family="paragraph" style:parent-style-name="Standard" style:list-style-name="L1">
      <style:paragraph-properties fo:text-align="start" style:justify-single-word="false"/>
      <style:text-properties style:font-name="TimesNewRomanPSMT" fo:font-size="12pt" style:font-size-asian="12pt"/>
    </style:style>
    <style:style style:name="P15" style:family="paragraph" style:parent-style-name="Standard" style:list-style-name="L2">
      <style:paragraph-properties fo:text-align="start" style:justify-single-word="false"/>
      <style:text-properties style:font-name="TimesNewRomanPSMT" fo:font-size="12pt" style:font-size-asian="12pt"/>
    </style:style>
    <style:style style:name="P16" style:family="paragraph" style:parent-style-name="Standard" style:list-style-name="L3">
      <style:paragraph-properties fo:text-align="start" style:justify-single-word="false"/>
      <style:text-properties style:font-name="TimesNewRomanPSMT" fo:font-size="12pt" style:font-size-asian="12pt"/>
    </style:style>
    <style:style style:name="P17" style:family="paragraph" style:parent-style-name="Standard" style:list-style-name="L4">
      <style:paragraph-properties fo:text-align="start" style:justify-single-word="false"/>
      <style:text-properties style:font-name="TimesNewRomanPSMT" fo:font-size="12pt" style:font-size-asian="12pt"/>
    </style:style>
    <style:style style:name="P18" style:family="paragraph" style:parent-style-name="Standard">
      <style:paragraph-properties fo:text-align="start" style:justify-single-word="false"/>
    </style:style>
    <style:style style:name="P19" style:family="paragraph" style:parent-style-name="Standard" style:list-style-name="L1">
      <style:paragraph-properties fo:text-align="start" style:justify-single-word="false"/>
    </style:style>
    <style:style style:name="P20" style:family="paragraph" style:parent-style-name="Standard" style:list-style-name="L5">
      <style:paragraph-properties fo:text-align="start" style:justify-single-word="false"/>
    </style:style>
    <style:style style:name="P21" style:family="paragraph" style:parent-style-name="Standard" style:list-style-name="L2">
      <style:paragraph-properties fo:text-align="start" style:justify-single-word="false"/>
      <style:text-properties officeooo:rsid="00080bcd" officeooo:paragraph-rsid="00080bcd"/>
    </style:style>
    <style:style style:name="P22" style:family="paragraph" style:parent-style-name="Standard" style:list-style-name="L3">
      <style:paragraph-properties fo:text-align="start" style:justify-single-word="false"/>
      <style:text-properties officeooo:rsid="0009e792" officeooo:paragraph-rsid="0009e792"/>
    </style:style>
    <style:style style:name="P23" style:family="paragraph" style:parent-style-name="Standard" style:list-style-name="L4">
      <style:paragraph-properties fo:text-align="start" style:justify-single-word="false"/>
      <style:text-properties officeooo:rsid="000bdac7" officeooo:paragraph-rsid="000bdac7"/>
    </style:style>
    <style:style style:name="P24" style:family="paragraph" style:parent-style-name="Standard">
      <style:paragraph-properties fo:text-align="start" style:justify-single-word="false"/>
      <style:text-properties officeooo:rsid="00162b8a" officeooo:paragraph-rsid="00162b8a"/>
    </style:style>
    <style:style style:name="P25" style:family="paragraph" style:parent-style-name="Standard" style:list-style-name="L5">
      <style:paragraph-properties fo:text-align="start" style:justify-single-word="false"/>
      <style:text-properties officeooo:rsid="00162b8a" officeooo:paragraph-rsid="00162b8a"/>
    </style:style>
    <style:style style:name="P26" style:family="paragraph" style:parent-style-name="Standard">
      <style:paragraph-properties fo:text-align="start" style:justify-single-word="false"/>
      <style:text-properties officeooo:rsid="001822b7" officeooo:paragraph-rsid="001822b7"/>
    </style:style>
    <style:style style:name="P27" style:family="paragraph" style:parent-style-name="Standard" style:list-style-name="L5">
      <style:paragraph-properties fo:text-align="start" style:justify-single-word="false"/>
      <style:text-properties officeooo:rsid="001822b7" officeooo:paragraph-rsid="001822b7"/>
    </style:style>
    <style:style style:name="P28" style:family="paragraph" style:parent-style-name="Standard" style:list-style-name="L6">
      <style:paragraph-properties fo:text-align="start" style:justify-single-word="false"/>
      <style:text-properties officeooo:rsid="0019d7e2" officeooo:paragraph-rsid="0019d7e2"/>
    </style:style>
    <style:style style:name="P29" style:family="paragraph" style:parent-style-name="Standard">
      <style:paragraph-properties fo:text-align="start" style:justify-single-word="false"/>
      <style:text-properties officeooo:rsid="0019d7e2" officeooo:paragraph-rsid="0019d7e2"/>
    </style:style>
    <style:style style:name="P30" style:family="paragraph" style:parent-style-name="Heading_20_1">
      <style:text-properties officeooo:rsid="000795ce" officeooo:paragraph-rsid="000795ce"/>
    </style:style>
    <style:style style:name="T1" style:family="text">
      <style:text-properties style:font-name="TimesNewRomanPSMT" fo:font-size="12pt" style:font-size-asian="12pt"/>
    </style:style>
    <style:style style:name="T2" style:family="text">
      <style:text-properties style:font-name="TimesNewRomanPS-BoldMT" fo:font-size="12pt" fo:font-weight="bold" style:font-size-asian="12pt" style:font-weight-asian="bold"/>
    </style:style>
    <style:style style:name="T3" style:family="text">
      <style:text-properties officeooo:rsid="0012065c"/>
    </style:style>
    <style:style style:name="T4" style:family="text">
      <style:text-properties style:font-name="TimesNewRomanPS-BoldMT" fo:font-size="12pt" fo:font-weight="bold" style:font-size-asian="12pt" style:font-weight-asian="bold"/>
    </style:style>
    <style:style style:name="T5" style:family="text">
      <style:text-properties style:font-name="TimesNewRomanPSMT" fo:font-size="12pt" style:font-size-asian="12pt"/>
    </style:style>
    <style:style style:name="T6" style:family="text">
      <style:text-properties officeooo:rsid="001822b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Aufgabe 1:</text:h>
      <text:p text:style-name="P2"/>
      <text:p text:style-name="P8">Anmerkung: Erstmal Gedanken aufgeschrieben, falls ihr was hinzufügen wollt – nur zu! Ansonsten wird das dann am Sonntag in Stichworte gefasst und als PDF hochgeladen.</text:p>
      <text:p text:style-name="P2"/>
      <text:p text:style-name="P13">Für einen Fahrscheinautomaten sind u.a. folgende nichtfunktionalen Anforderungen gegeben:</text:p>
      <text:p text:style-name="P13"/>
      <text:list xml:id="list4894022135982171607" text:style-name="L1">
        <text:list-header>
          <text:p text:style-name="P19"><text:span text:style-name="T2">NF1</text:span><text:span text:style-name="T1">: Zwischen 6:00 und 23:00 Uhr soll die Gesamtausfallzeit des Systems fünf Minuten</text:span></text:p>
          <text:p text:style-name="P14">nicht überschreiten.</text:p>
        </text:list-header>
      </text:list>
      <text:p text:style-name="P3"/>
      <text:p text:style-name="P4">Möglicherweise in Ordnung. Hier wird die Nicht-Funktionalität "Zuverlässigkeit" des Systems angegeben. Fünf Minuten sind wahrscheinlich gerade so verkraftbar. </text:p>
      <text:p text:style-name="P4">Gesamtausfallzeit sollte klar sein, möglicherweise im Anhang als: Zeit, in dem der Automat nicht für den normalen Gebrauch zur Verfügung steht. </text:p>
      <text:p text:style-name="P4"/>
      <text:p text:style-name="P4">Das Problem: Man kann es nicht sicherstellen – Falls der Automat gewartet wird, bspw. Tinte ausgetauscht wird / Reperatur an der Hardware durchgeführt wird. Erwähnenswert?</text:p>
      <text:p text:style-name="P4"/>
      <text:p text:style-name="P4"/>
      <text:list xml:id="list8927653719720263405" text:style-name="L2">
        <text:list-header>
          <text:p text:style-name="P21"><text:span text:style-name="T2">NF2</text:span><text:span text:style-name="T1">: Zwischen 6:00 und 23:00 Uhr soll die Zeit für die Wiederherstellung des Systems</text:span></text:p>
          <text:p text:style-name="P15">nach einem Ausfall zwei Minuten nicht überschreiten.</text:p>
          <text:p text:style-name="P15"/>
        </text:list-header>
      </text:list>
      <text:p text:style-name="P11">(Robustheit)</text:p>
      <text:p text:style-name="P5">Sehr langer Zeitraum für die Wiederherstellung. Die Zeit für die Wiederherstellung fließt in die Gesamtausfallzeit des Systems hinein.</text:p>
      <text:p text:style-name="P7">Was bedeutet Wiederherstellung? <text:span text:style-name="T3">Was ist ein Ausfall? Soll das hier behandelt werden?</text:span></text:p>
      <text:p text:style-name="P7"/>
      <text:p text:style-name="P7">Besser: "Zwischen 6:00 und 23:00 Uhr soll die Zeit, die das System nach einem Ausfall benötigt um wieder in den normalen Betriebszustand zurückzukehren eine Minute nicht überschreiten."</text:p>
      <text:p text:style-name="P10"/>
      <text:p text:style-name="P6"/>
      <text:list xml:id="list2452411716944413404" text:style-name="L3">
        <text:list-header>
          <text:p text:style-name="P22"><text:span text:style-name="T2">NF3</text:span><text:span text:style-name="T1">: Zwischen 23:00 und 6:00 Uhr soll die Gesamtausfallzeit des Systems zwanzig</text:span></text:p>
          <text:p text:style-name="P16">Minuten nicht überschreiten.</text:p>
        </text:list-header>
      </text:list>
      <text:p text:style-name="P1"/>
      <text:p text:style-name="P9">Vom Zeitrahmen her akzeptabel, da es nur wenige Kunden geben wird. </text:p>
      <text:p text:style-name="P9">Es ist wahrscheinlicher, dass Wartung der Geräte in diesem Zeitraum durchgeführt wird.</text:p>
      <text:p text:style-name="P9"/>
      <text:p text:style-name="P9"/>
      <text:p text:style-name="P9"/>
      <text:list xml:id="list5746622029196713792" text:style-name="L4">
        <text:list-header>
          <text:p text:style-name="P23"><text:span text:style-name="T2">NF4</text:span><text:span text:style-name="T1">: Nachdem der Kunde einen Knopf des Automaten betätigt hat, soll der Bildschirm</text:span></text:p>
          <text:p text:style-name="P17">innerhalb von 0,5 Sekunden aktualisiert werden.</text:p>
        </text:list-header>
      </text:list>
      <text:p text:style-name="P9"/>
      <text:p text:style-name="P12">Hier ist relativ unklar, was <text:span text:style-name="T6">mit der Aktualisierung </text:span>gemeint ist. Besser:</text:p>
      <text:p text:style-name="P12">"Nachdem der Kunde einen Knopf des Automaten betätigt hat, soll innerhalb von 0,5 Sekunden die entsprechende Reaktion des Automaten auf die Eingabe auf dem Bildschirm einsehbar sein."</text:p>
      <text:p text:style-name="P12">Um dem Kunden zu signalisieren, dass das System aktiv ist und die Eingabe bearbeitet hat, sei es mit einer Fehlermeldung oder einer Bestätigung per Nachricht etc.</text:p>
      <text:p text:style-name="P12"/>
      <text:p text:style-name="P12"/>
      <text:p text:style-name="P12"/>
      <text:list xml:id="list1591293161364044174" text:style-name="L5">
        <text:list-header>
          <text:p text:style-name="P25"><text:soft-page-break/><text:span text:style-name="T2">NF5</text:span><text:span text:style-name="T1">: Nach der Prüfung der Kreditkarte soll es höchstens zehn Sekunden dauern, bis der</text:span></text:p>
          <text:p text:style-name="P20"><text:span text:style-name="T1">Fahrschein ausgegeben wird.</text:span></text:p>
        </text:list-header>
      </text:list>
      <text:p text:style-name="P1"/>
      <text:list xml:id="list194412298152827" text:continue-numbering="true" text:style-name="L5">
        <text:list-item>
          <text:p text:style-name="P27"><text:span text:style-name="T1">Was passiert, wenn die Kreditkarte ungültig ist?</text:span></text:p>
        </text:list-item>
        <text:list-item>
          <text:p text:style-name="P27"><text:span text:style-name="T1">Was passiert, falls der Drucker einen Defekt hat oder keine Tinte mehr vorhanden ist? (Wobei man in diesem Fall überlegen sollte, ob man nicht vor der Prüfung der Kreditkarte und Abzug des Geldes zuerst den Drucker auf Fehlfunktionen überprüfen sollte)</text:span></text:p>
        </text:list-item>
      </text:list>
      <text:p text:style-name="P26"/>
      <text:p text:style-name="P26"><text:span text:style-name="T1">Besser: "Nach der Bestätigung der Gültigkeit der Transaktion soll es bei funktionierendem Drucker höchstens zehn Sekunden dauern, bis der Fahrschein ausgegeben wird</text:span></text:p>
      <text:p text:style-name="P26"/>
      <text:p text:style-name="P26"/>
      <text:p text:style-name="P26"/>
      <text:p text:style-name="P26"><text:span text:style-name="T2"><text:tab/>NF6</text:span><text:span text:style-name="T1">: Bei der Prüfung von Kreditkarten soll das System eine Statusanzeige bieten, welche</text:span></text:p>
      <text:p text:style-name="P1"><text:span text:style-name="T1"><text:tab/>anzeigt, ob das System aktiv ist.</text:span></text:p>
      <text:p text:style-name="P1"><text:span text:style-name="T1"/></text:p>
      <text:p text:style-name="P26"/>
      <text:list xml:id="list8697290743827608151" text:style-name="L6">
        <text:list-item>
          <text:p text:style-name="P28">Ist der Ausdruck "Statusanzeige" zu interpretierbar?</text:p>
        </text:list-item>
      </text:list>
      <text:p text:style-name="P29"/>
      <text:p text:style-name="P29">Ansonsten eine vernünftige Anforderung, der Kunde bekommt selbst bei längeren Prüfvorgängen eine Rückmeldung, es gibt keine frustrierende Ungewissheit.</text:p>
      <text:p text:style-name="P26"><text:span text:style-name="T1"/></text:p>
      <text:p text:style-name="P12"/>
      <text:p text:style-name="P12"/>
      <text:p text:style-name="P12"><text:span text:style-name="T2"><text:tab/>NF7</text:span><text:span text:style-name="T1">: Die maximal akzeptable Ausfallquote für die Fahrscheinausgabe beträgt 1 : 10.000</text:span></text:p>
      <text:p text:style-name="P12"><text:span text:style-name="T1"/></text:p>
      <text:p text:style-name="P12"><text:span text:style-name="T2">Erläuterung</text:span><text:span text:style-name="T1">: Beachten Sie, dass dies wirklich die Ausfallquote ist. Die Anzahl der</text:span></text:p>
      <text:p text:style-name="P1"><text:span text:style-name="T1">fehlerhaften Fahrscheine habe ich nicht festgelegt, weil sie davon abhängt, ob das System</text:span></text:p>
      <text:p text:style-name="P1"><text:span text:style-name="T1">Verfolgungsfunktionen aufweist, welche die Protokollierung von Kundenaufträgen</text:span></text:p>
      <text:p text:style-name="P1"><text:span text:style-name="T1">ermöglichen. In diesem Fall ist eine relativ hohe Fehlerquote akzeptabel, weil sich die</text:span></text:p>
      <text:p text:style-name="P1"><text:span text:style-name="T1">Kunden beschweren und ihr Geld erstattet bekommen können. Andernfalls kann nur eine</text:span></text:p>
      <text:p text:style-name="P1"><text:span text:style-name="T1">sehr geringe Fehlerquote hingenommen werden.</text:span></text:p>
      <text:p text:style-name="P1"/>
      <text:p text:style-name="P29"><text:span text:style-name="T1">Anhand dieser Erläuterung geht hervor, dass die Ausfallquote akzeptabel und realisierbar erscheint. Bei korrekter Implementierung wird die Ausfallquote wahrscheinlich weit unter der angegebenen Quote liegen.</text:span></text:p>
      <text:p text:style-name="P12"/>
      <text:p text:style-name="P29"/>
      <text:p text:style-name="P12"><text:span text:style-name="T1"><text:tab/></text:span></text:p>
      <text:p text:style-name="P12"/>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NewRomanPS-BoldMT" svg:font-family="TimesNewRomanPS-BoldMT"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55S</meta:editing-duration>
    <meta:editing-cycles>20</meta:editing-cycles>
    <meta:generator>LibreOffice/4.2.6.3$Windows_x86 LibreOffice_project/3fd416d4c6db7d3204c17ce57a1d70f6e531ee21</meta:generator>
    <dc:date>2015-05-30T19:44:12.202000000</dc:date>
    <meta:document-statistic meta:table-count="0" meta:image-count="0" meta:object-count="0" meta:page-count="2" meta:paragraph-count="42" meta:word-count="555" meta:character-count="3872" meta:non-whitespace-character-count="3362"/>
    <meta:user-defined meta:name="Info 1"/>
    <meta:user-defined meta:name="Info 2"/>
    <meta:user-defined meta:name="Info 3"/>
    <meta:user-defined meta:name="Info 4"/>
  </office:meta>
</office:document-meta>
</file>